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3650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6508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3485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485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1654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654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27305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9305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8537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372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5516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51679999999999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3480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5802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838185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3185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842346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734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6386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3861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3520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52079999999999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835411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2411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817075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1075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841815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0815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780467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9467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756164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61639999999999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843364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8364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385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752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800351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351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838037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0037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82000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8009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8685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85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84305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1056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8585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85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820053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8053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843287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4287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871011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6011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21789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7789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7488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82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82657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5578999999999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77825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8253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837279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027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724792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2792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2202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702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869091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40909999999999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722615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3615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